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Arial" fo:font-size="48pt" style:font-size-asian="48pt" style:font-size-complex="48pt"/>
    </style:style>
    <style:style style:name="P2" style:family="paragraph">
      <loext:graphic-properties draw:fill-color="#ffffff"/>
    </style:style>
    <style:style style:name="T1" style:family="text">
      <style:text-properties style:font-name="Arial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ssign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uild</text:span></text:p>
            <text:p><text:span text:style-name="T1">an invoicing sys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ghtly more detailed descri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have clients</text:p>
              </text:list-item>
              <text:list-item>
                <text:p>We have a tarif and we bill clients by the hour</text:p>
              </text:list-item>
              <text:list-item>
                <text:p>Every once in a while we bill the unbilled hours to a client with an invoice</text:p>
              </text:list-item>
              <text:list-item>
                <text:p>The invoice</text:p>
                <text:list>
                  <text:list-item>
                    <text:p>is relative to a specific client</text:p>
                  </text:list-item>
                  <text:list-item>
                    <text:p>lists the hours we are billing to the client</text:p>
                  </text:list-item>
                  <text:list-item>
                    <text:p>specifies how much we are billing in to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Arial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MP7" style:family="paragraph">
      <style:paragraph-properties fo:text-align="center"/>
      <style:text-properties style:font-name="Arial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Arial" fo:font-size="14pt" style:font-size-asian="14pt" style:font-size-complex="14pt"/>
    </style:style>
    <style:style style:name="MP9" style:family="paragraph">
      <style:paragraph-properties fo:text-align="end"/>
      <style:text-properties style:font-name="Arial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Arial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4.826cm" svg:height="1.448cm" svg:x="1.524cm" svg:y="19.05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13.208cm" svg:height="1.448cm" svg:x="6.604cm" svg:y="19.0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8cm" svg:x="20.066cm" svg:y="19.0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0:33:23.691298237</meta:creation-date>
    <dc:date>2017-10-16T17:15:16.635647197</dc:date>
    <meta:editing-duration>PT1H12M38S</meta:editing-duration>
    <meta:editing-cycles>8</meta:editing-cycles>
    <meta:generator>LibreOffice/5.4.1.2.0$Linux_X86_64 LibreOffice_project/40m0$Build-2</meta:generator>
    <meta:document-statistic meta:object-count="29"/>
  </office:meta>
</office:document-meta>
</file>